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80000001E0F24FD7EF.jpg"/>
  <manifest:file-entry manifest:media-type="image/jpeg" manifest:full-path="Pictures/1000000000000258000001C0A0DC1144.jpg"/>
  <manifest:file-entry manifest:media-type="image/jpeg" manifest:full-path="Pictures/100000000000034D0000027A476C3CCA.jpg"/>
  <manifest:file-entry manifest:media-type="image/jpeg" manifest:full-path="Pictures/10000000000000FA000000A209FCBEC6.jpg"/>
  <manifest:file-entry manifest:media-type="image/jpeg" manifest:full-path="Pictures/10000000000003200000025892B3C89B.jpg"/>
  <manifest:file-entry manifest:media-type="image/jpeg" manifest:full-path="Pictures/10000000000001900000012CD76DA2A2.jpg"/>
  <manifest:file-entry manifest:media-type="image/jpeg" manifest:full-path="Pictures/10000000000008280000048A280769AD.jpg"/>
  <manifest:file-entry manifest:media-type="image/jpeg" manifest:full-path="Pictures/1000000000000320000002589727D643.jpg"/>
  <manifest:file-entry manifest:media-type="image/jpeg" manifest:full-path="Pictures/1000000000000133000000E5A48FBF00.jpg"/>
  <manifest:file-entry manifest:media-type="image/jpeg" manifest:full-path="Pictures/1000000000000159000000F5AA230AC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28pt"/>
    </style:style>
    <style:style style:name="P2" style:family="paragraph">
      <style:paragraph-properties fo:margin-left="0cm" fo:margin-right="0cm" fo:text-indent="0cm"/>
      <style:text-properties fo:font-family="Verdana" style:font-family-generic="swiss" style:font-pitch="variable" fo:font-size="28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family="Verdana" style:font-family-generic="swiss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2cm" svg:height="1.441cm" svg:x="3cm" svg:y="1cm">
          <draw:text-box>
            <text:p text:style-name="P1"><text:span text:style-name="T1">TriRotor acrobate</text:span></text:p>
          </draw:text-box>
        </draw:frame>
        <draw:frame draw:style-name="gr2" draw:text-style-name="P3" draw:layer="layout" svg:width="6.974cm" svg:height="5.014cm" svg:x="2cm" svg:y="3.486cm">
          <draw:image xlink:href="Pictures/100000000000034D0000027A476C3CCA.jpg" xlink:type="simple" xlink:show="embed" xlink:actuate="onLoad">
            <text:p/>
          </draw:image>
        </draw:frame>
        <draw:frame draw:style-name="gr2" draw:text-style-name="P3" draw:layer="layout" svg:width="7cm" svg:height="4.984cm" svg:x="10cm" svg:y="3.516cm">
          <draw:image xlink:href="Pictures/1000000000000133000000E5A48FBF00.jpg" xlink:type="simple" xlink:show="embed" xlink:actuate="onLoad">
            <text:p/>
          </draw:image>
        </draw:frame>
        <draw:frame draw:style-name="gr2" draw:text-style-name="P3" draw:layer="layout" svg:width="7cm" svg:height="5cm" svg:x="18cm" svg:y="3.5cm">
          <draw:image xlink:href="Pictures/1000000000000280000001E0F24FD7EF.jpg" xlink:type="simple" xlink:show="embed" xlink:actuate="onLoad">
            <text:p/>
          </draw:image>
        </draw:frame>
        <draw:frame draw:style-name="gr2" draw:text-style-name="P3" draw:layer="layout" svg:width="7cm" svg:height="5cm" svg:x="10cm" svg:y="9cm">
          <draw:image xlink:href="Pictures/1000000000000159000000F5AA230ACD.jpg" xlink:type="simple" xlink:show="embed" xlink:actuate="onLoad">
            <text:p/>
          </draw:image>
        </draw:frame>
        <draw:frame draw:style-name="gr2" draw:text-style-name="P3" draw:layer="layout" svg:width="7cm" svg:height="5cm" svg:x="2cm" svg:y="9cm">
          <draw:image xlink:href="Pictures/1000000000000258000001C0A0DC1144.jpg" xlink:type="simple" xlink:show="embed" xlink:actuate="onLoad">
            <text:p/>
          </draw:image>
        </draw:frame>
        <draw:frame draw:style-name="gr2" draw:text-style-name="P3" draw:layer="layout" svg:width="7.019cm" svg:height="5.014cm" svg:x="17.981cm" svg:y="9cm">
          <draw:image xlink:href="Pictures/10000000000003200000025892B3C89B.jpg" xlink:type="simple" xlink:show="embed" xlink:actuate="onLoad">
            <text:p/>
          </draw:image>
        </draw:frame>
        <draw:frame draw:style-name="gr2" draw:text-style-name="P3" draw:layer="layout" svg:width="7.114cm" svg:height="5cm" svg:x="2cm" svg:y="14.5cm">
          <draw:image xlink:href="Pictures/10000000000000FA000000A209FCBEC6.jpg" xlink:type="simple" xlink:show="embed" xlink:actuate="onLoad">
            <text:p/>
          </draw:image>
        </draw:frame>
        <draw:frame draw:style-name="gr2" draw:text-style-name="P3" draw:layer="layout" svg:width="7cm" svg:height="5cm" svg:x="10cm" svg:y="14.5cm">
          <draw:image xlink:href="Pictures/10000000000008280000048A280769AD.jpg" xlink:type="simple" xlink:show="embed" xlink:actuate="onLoad">
            <text:p/>
          </draw:image>
        </draw:frame>
        <draw:frame draw:style-name="gr2" draw:text-style-name="P3" draw:layer="layout" svg:width="7cm" svg:height="4.937cm" svg:x="18cm" svg:y="14.563cm">
          <draw:image xlink:href="Pictures/10000000000001900000012CD76DA2A2.jpg" xlink:type="simple" xlink:show="embed" xlink:actuate="onLoad">
            <text:p/>
          </draw:image>
        </draw:frame>
        <draw:frame draw:style-name="gr2" draw:text-style-name="P3" draw:id="id1" draw:layer="layout" svg:width="12cm" svg:height="9.014cm" svg:x="7.5cm" svg:y="6.986cm">
          <draw:image xlink:href="Pictures/1000000000000320000002589727D64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 presentation:additive="base"/>
                  <anim:animate smil:dur="0.5s" smil:fill="hold" smil:targetElement="id1" smil:attributeName="height" smil:values="0;height" smil:keyTimes="0;1" presentation:additive="ba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g>
          <draw:custom-shape draw:style-name="gr4" draw:text-style-name="P5" draw:layer="layout" svg:width="25.5cm" svg:height="3cm" svg:x="1.5cm" svg:y="9cm">
            <text:p text:style-name="P5">Etablissement d'une base de connaissances</text:p>
            <draw:enhanced-geometry svg:viewBox="0 0 21600 21600" draw:text-areas="0 ?f0 ?f5 ?f2" draw:type="right-arrow" draw:modifiers="19597.6314654327 5513.362212595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7.5cm" svg:height="5cm" svg:x="19.5cm" svg:y="4cm">
            <text:p text:style-name="P5">Prototype</text:p>
            <draw:enhanced-geometry svg:viewBox="0 0 21600 21600" draw:text-areas="0 ?f0 ?f5 ?f2" draw:type="right-arrow" draw:modifiers="14723.4768697507 5277.9844031193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7.5cm" svg:height="5cm" svg:x="13.5cm" svg:y="4cm">
            <text:p text:style-name="P5">Essais et</text:p>
            <text:p text:style-name="P5">Experiences</text:p>
            <draw:enhanced-geometry svg:viewBox="0 0 21600 21600" draw:text-areas="0 ?f0 ?f5 ?f2" draw:type="right-arrow" draw:modifiers="14723.4768697507 5277.9844031193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7.5cm" svg:height="5cm" svg:x="7.5cm" svg:y="4cm">
            <text:p text:style-name="P5">Conception</text:p>
            <draw:enhanced-geometry svg:viewBox="0 0 21600 21600" draw:text-areas="0 ?f0 ?f5 ?f2" draw:type="right-arrow" draw:modifiers="14723.4768697507 5277.9844031193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7.5cm" svg:height="5cm" svg:x="1.5cm" svg:y="4cm">
            <text:p text:style-name="P5">Faisabilité et </text:p>
            <text:p text:style-name="P5">Cahier des Charges</text:p>
            <draw:enhanced-geometry svg:viewBox="0 0 21600 21600" draw:text-areas="0 ?f0 ?f5 ?f2" draw:type="right-arrow" draw:modifiers="14723.4768697507 5277.9844031193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rect draw:style-name="gr5" draw:text-style-name="P3" draw:layer="layout" svg:width="6cm" svg:height="3cm" svg:x="1.5cm" svg:y="12.5cm">
            <text:p text:style-name="P5">2006</text:p>
          </draw:rect>
          <draw:rect draw:style-name="gr5" draw:text-style-name="P3" draw:layer="layout" svg:width="16.5cm" svg:height="3cm" svg:x="7.5cm" svg:y="12.5cm">
            <text:p text:style-name="P5">2007</text:p>
          </draw:rect>
          <draw:rect draw:style-name="gr5" draw:text-style-name="P3" draw:layer="layout" svg:width="3cm" svg:height="3cm" svg:x="24cm" svg:y="12.5cm">
            <text:p text:style-name="P5">2008</text:p>
          </draw:rect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Vincent</meta:initial-creator>
    <meta:creation-date>2006-11-13T13:17:23</meta:creation-date>
    <dc:creator>Vincent</dc:creator>
    <dc:date>2006-11-13T13:54:50</dc:date>
    <dc:language>fr-FR</dc:language>
    <meta:editing-cycles>4</meta:editing-cycles>
    <meta:editing-duration>PT37M34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